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9b4" officeooo:paragraph-rsid="0013d9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uy cập link google drive để xem checkpoint sau khi chạy chương trình:</text:p>
      <text:p text:style-name="P1"/>
      <text:p text:style-name="P1">https://drive.google.com/drive/folders/1RxWy27Kd-Ou9iE_6dY21ueYpxCfHyTXe?usp=shar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6:42:36.394990749</meta:creation-date>
    <dc:date>2025-06-30T16:43:34.074388796</dc:date>
    <meta:editing-duration>PT58S</meta:editing-duration>
    <meta:editing-cycles>1</meta:editing-cycles>
    <meta:document-statistic meta:table-count="0" meta:image-count="0" meta:object-count="0" meta:page-count="1" meta:paragraph-count="2" meta:word-count="14" meta:character-count="155" meta:non-whitespace-character-count="143"/>
    <meta:generator>LibreOffice/24.2.7.2$Linux_X86_64 LibreOffice_project/420$Build-2</meta:generator>
  </office:meta>
</office:document-meta>
</file>